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1.51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text-properties fo:font-family="'Source Sans Pro'" style:font-family-generic="swiss" style:font-pitch="variable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family="'Source Sans Pro'" style:font-family-generic="swiss" style:font-pitch="variable" fo:font-size="40pt" style:font-size-asian="40pt" style:font-size-complex="40pt"/>
    </style:style>
    <style:style style:name="P4" style:family="paragraph">
      <style:text-properties fo:font-size="20pt"/>
    </style:style>
    <style:style style:name="P5" style:family="paragraph">
      <style:text-properties fo:font-size="15pt" style:font-size-asian="15pt" style:font-size-complex="15pt"/>
    </style:style>
    <style:style style:name="T1" style:family="text">
      <style:text-properties fo:font-family="'Source Sans Pro'" style:font-family-generic="swiss" style:font-pitch="variable" fo:font-weight="bold" style:font-weight-asian="bold" style:font-weight-complex="bold"/>
    </style:style>
    <style:style style:name="T2" style:family="text">
      <style:text-properties fo:font-family="'Source Sans Pro'" style:font-family-generic="swiss" style:font-pitch="variable"/>
    </style:style>
    <style:style style:name="T3" style:family="text">
      <style:text-properties fo:font-family="'Source Sans Pro'" style:font-family-generic="swiss" style:font-pitch="variable" fo:font-size="40pt" fo:font-style="italic" style:font-size-asian="40pt" style:font-style-asian="italic" style:font-size-complex="40pt" style:font-style-complex="italic"/>
    </style:style>
    <style:style style:name="T4" style:family="text">
      <style:text-properties fo:font-family="'Source Sans Pro'" style:font-family-generic="swiss" style:font-pitch="variable" fo:font-size="26pt" style:font-size-asian="26pt" style:font-size-complex="26pt"/>
    </style:style>
    <style:style style:name="T5" style:family="text">
      <style:text-properties fo:font-family="'Source Sans Pro'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T6" style:family="text">
      <style:text-properties fo:font-family="'Source Sans Pro'" style:font-family-generic="swiss" style:font-pitch="variable" fo:font-size="30pt" style:font-size-asian="30pt" style:font-size-complex="30pt"/>
    </style:style>
    <style:style style:name="T7" style:family="text">
      <style:text-properties fo:font-family="'Source Sans Pro'" style:font-family-generic="swiss" style:font-pitch="variable" fo:font-size="20pt" style:font-size-asian="20pt" style:font-size-complex="20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family="'Source Sans Pro'" style:font-family-generic="swiss" style:font-pitch="variable" fo:font-size="40pt" style:font-size-asian="40pt" style:font-size-complex="40pt"/>
    </style:style>
    <style:style style:name="T10" style:family="text">
      <style:text-properties fo:font-family="'Source Sans Pro'" style:font-family-generic="swiss" style:font-pitch="variable" fo:font-size="30pt" fo:font-weight="normal" style:font-size-asian="30pt" style:font-weight-asian="normal" style:font-size-complex="30pt" style:font-weight-complex="normal"/>
    </style:style>
    <style:style style:name="T11" style:family="text">
      <style:text-properties fo:font-family="'Source Sans Pro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12" style:family="text">
      <style:text-properties fo:font-family="'Source Sans Pro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family="'Source Sans Pro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font-size="30pt" style:font-size-asian="30pt" style:font-size-complex="30pt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727cm" svg:x="1.4cm" svg:y="0.727cm" presentation:class="title" presentation:user-transformed="true">
          <draw:text-box>
            <text:p><text:span text:style-name="T1">Welcome</text:span><text:span text:style-name="T2"> to the</text:span><text:span text:style-name="T2"><text:line-break/></text:span><text:span text:style-name="T3">Tails Installation Guide</text:span></text:p>
          </draw:text-box>
        </draw:frame>
        <draw:frame presentation:style-name="pr2" draw:layer="layout" svg:width="24.639cm" svg:height="12.717cm" svg:x="1.4cm" svg:y="6cm" presentation:class="subtitle" presentation:user-transformed="true">
          <draw:text-box>
            <text:p><text:span text:style-name="T4">Thank you for willing to use Tails.</text:span></text:p>
            <text:p><text:span text:style-name="T4"/></text:p>
            <text:p><text:span text:style-name="T4">Installing Tails can be long.</text:span></text:p>
            <text:p><text:span text:style-name="T4">There are different steps depending on several things.</text:span></text:p>
            <text:p><text:span text:style-name="T4"/></text:p>
            <text:p><text:span text:style-name="T4">We hope you'll have good time anyway.</text:span></text:p>
            <text:p><text:span text:style-name="T5"/></text:p>
            <text:p><text:span text:style-name="T4">We gonna ask you some questions</text:span></text:p>
            <text:p><text:span text:style-name="T4">and then start the installation.</text:span></text:p>
            <text:p><text:span text:style-name="T4"/></text:p>
            <text:p><text:span text:style-name="T4"><text:a xlink:href="#Diapo 2">Let's start the journey !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5.199cm" svg:height="5.234cm" svg:x="1.4cm" svg:y="-0.027cm" presentation:class="title" presentation:user-transformed="true">
          <draw:text-box>
            <text:p><text:span text:style-name="T6"><text:a xlink:href="#Diapo 1">Welcome</text:a></text:span><text:span text:style-name="T6"> &gt;</text:span><text:span text:style-name="T2"><text:line-break/></text:span><text:span text:style-name="T1">Why do you want</text:span><text:span text:style-name="T1"><text:line-break/></text:span><text:span text:style-name="T1">install Tails ?</text:span></text:p>
          </draw:text-box>
        </draw:frame>
        <draw:frame presentation:style-name="pr4" draw:layer="layout" svg:width="24.639cm" svg:height="12.179cm" svg:x="1.2cm" svg:y="6.821cm" presentation:class="outline" presentation:user-transformed="true">
          <draw:text-box>
            <text:list text:style-name="L2">
              <text:list-item>
                <text:p><text:a xlink:href="#Diapo 3">I want to test it</text:a>. I just want to discover Tails running.</text:p>
                <text:list>
                  <text:list-header>
                    <text:p><text:span text:style-name="T7"/></text:p>
                  </text:list-header>
                </text:list>
              </text:list-item>
              <text:list-item>
                <text:p><text:a xlink:href="#Diapo 15">I want to use it</text:a>. I want privacy and anonymity.</text:p>
                <text:p><text:span text:style-name="T8">If people safety depends on Tails, </text:span><text:span text:style-name="T8"><text:a xlink:href="#Diapo 10">there is most secure installation instructions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5.234cm" svg:x="1.4cm" svg:y="-0.027cm" presentation:class="title" presentation:user-transformed="true">
          <draw:text-box>
            <text:p><text:span text:style-name="T6"><text:a xlink:href="#Diapo 1">Welcome</text:a></text:span><text:span text:style-name="T6"> &gt; </text:span><text:span text:style-name="T6"><text:a xlink:href="#Diapo 2">Why ?</text:a></text:span><text:span text:style-name="T6"> &gt;</text:span><text:span text:style-name="T2"><text:line-break/></text:span><text:span text:style-name="T2">You want to test it :</text:span><text:span text:style-name="T2"><text:line-break/></text:span><text:span text:style-name="T1">choose the easiest way for you</text:span></text:p>
          </draw:text-box>
        </draw:frame>
        <draw:frame presentation:style-name="pr4" draw:text-style-name="P3" draw:layer="layout" svg:width="24.639cm" svg:height="12.179cm" svg:x="0.6cm" svg:y="7.421cm" presentation:class="outline" presentation:user-transformed="true">
          <draw:text-box>
            <text:list text:style-name="L2">
              <text:list-item>
                <text:p><text:span text:style-name="T9"><text:a xlink:href="#Diapo 4">Burn a DVD</text:a></text:span></text:p>
                <text:list>
                  <text:list-item>
                    <text:p><text:span text:style-name="T9">It's quite easy to burn Tails on a DVD but you won't have a full features Tails</text:span></text:p>
                    <text:p><text:span text:style-name="T9"/></text:p>
                  </text:list-item>
                </text:list>
              </text:list-item>
              <text:list-item>
                <text:p><text:span text:style-name="T9"><text:a xlink:href="#Diapo 8">Virtual Machine</text:a></text:span></text:p>
                <text:list>
                  <text:list-item>
                    <text:p><text:span text:style-name="T9">If you're familiar <text:s/>with « Virtual Machine » it may be the way to test Tails.</text:span></text:p>
                    <text:p><text:span text:style-name="T9"/></text:p>
                  </text:list-item>
                </text:list>
              </text:list-item>
              <text:list-item>
                <text:p><text:span text:style-name="T9"><text:a xlink:href="#Diapo 9">See some presentation</text:a></text:span></text:p>
                <text:list>
                  <text:list-item>
                    <text:p><text:span text:style-name="T9"><text:s/></text:span><text:span text:style-name="T9">We can show you a screencast of its main functionnalities.</text:span></text:p>
                    <text:p><text:span text:style-name="T9"/></text:p>
                    <text:p><text:span text:style-name="T6"><text:a xlink:href="#Diapo 15">None of this things are possible, let's go to a more complicated  way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text-style-name="P1" draw:layer="layout" svg:width="25.199cm" svg:height="3.993cm" svg:x="1.4cm" svg:y="0.593cm" presentation:class="title" presentation:user-transformed="true">
          <draw:text-box>
            <text:p><text:span text:style-name="T6"><text:a xlink:href="#Diapo 1">Welcome</text:a></text:span><text:span text:style-name="T6"> &gt; </text:span><text:span text:style-name="T6"><text:a xlink:href="#Diapo 2">Why ?</text:a></text:span><text:span text:style-name="T6"> &gt; </text:span><text:span text:style-name="T6"><text:a xlink:href="#Diapo 3">How to test it ?</text:a></text:span><text:span text:style-name="T10"> &gt;</text:span><text:span text:style-name="T11"><text:line-break/></text:span><text:span text:style-name="T12">What is your OS ?</text:span><text:span text:style-name="T2"><text:line-break/></text:span><text:span text:style-name="T7">Let's see what your current OS</text:span></text:p>
          </draw:text-box>
        </draw:frame>
        <draw:frame presentation:style-name="pr4" draw:text-style-name="P3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9"/></text:p>
                <text:list>
                  <text:list-item>
                    <text:p><text:span text:style-name="T9"><text:a xlink:href="#Diapo 7">Linux (Debian, Ubuntu, Mint, Fedora...)</text:a></text:span></text:p>
                  </text:list-item>
                  <text:list-item>
                    <text:p><text:span text:style-name="T9"><text:a xlink:href="#Diapo 5">Mac OS X</text:a></text:span></text:p>
                  </text:list-item>
                  <text:list-item>
                    <text:p><text:span text:style-name="T9"><text:a xlink:href="#Diapo 6">Windows</text:a>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text-style-name="P1" draw:layer="layout" svg:width="25.199cm" svg:height="3.993cm" svg:x="1.4cm" svg:y="0.594cm" presentation:class="title" presentation:user-transformed="true">
          <draw:text-box>
            <text:p><text:span text:style-name="T6"><text:a xlink:href="#Diapo 1">Welcome</text:a></text:span><text:span text:style-name="T6"> &gt; </text:span><text:span text:style-name="T6"><text:a xlink:href="#Diapo 2">Why ?</text:a></text:span><text:span text:style-name="T6"> &gt; </text:span><text:span text:style-name="T6"><text:a xlink:href="#Diapo 3">How to test it ?</text:a></text:span><text:span text:style-name="T10">&gt; </text:span><text:span text:style-name="T10"><text:a xlink:href="#Diapo 4">What is your OS ?</text:a></text:span><text:span text:style-name="T11"><text:line-break/></text:span><text:span text:style-name="T12">Mac OS X</text:span><text:span text:style-name="T2"><text:line-break/></text:span><text:span text:style-name="T7">Here is your reciepe !</text:span></text:p>
          </draw:text-box>
        </draw:frame>
        <draw:frame presentation:style-name="pr4" draw:text-style-name="P3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>(there will be nice graphics)</text:p>
              </text:list-item>
              <text:list-item>
                <text:p>(end of the test, Thank You!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text-style-name="P1" draw:layer="layout" svg:width="25.199cm" svg:height="3.993cm" svg:x="1.4cm" svg:y="0.594cm" presentation:class="title" presentation:user-transformed="true">
          <draw:text-box>
            <text:p><text:span text:style-name="T6"><text:a xlink:href="#Diapo 1">Welcome</text:a></text:span><text:span text:style-name="T6"> &gt; </text:span><text:span text:style-name="T6"><text:a xlink:href="#Diapo 2">Why ?</text:a></text:span><text:span text:style-name="T6"> &gt; </text:span><text:span text:style-name="T6"><text:a xlink:href="#Diapo 3">How to test it ?</text:a></text:span><text:span text:style-name="T10">&gt; </text:span><text:span text:style-name="T10"><text:a xlink:href="#Diapo 4">What is your OS ?</text:a></text:span><text:span text:style-name="T11"><text:line-break/></text:span><text:span text:style-name="T12">Windows</text:span><text:span text:style-name="T2"><text:line-break/></text:span><text:span text:style-name="T7">Here is your reciepe !</text:span></text:p>
          </draw:text-box>
        </draw:frame>
        <draw:frame presentation:style-name="pr4" draw:text-style-name="P3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>(there will be nice graphics)</text:p>
              </text:list-item>
              <text:list-item>
                <text:p>(end of the test, Thank You!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text-style-name="P1" draw:layer="layout" svg:width="25.199cm" svg:height="3.993cm" svg:x="1.4cm" svg:y="0.594cm" presentation:class="title" presentation:user-transformed="true">
          <draw:text-box>
            <text:p><text:span text:style-name="T6"><text:a xlink:href="#Diapo 1">Welcome</text:a></text:span><text:span text:style-name="T6"> &gt; </text:span><text:span text:style-name="T6"><text:a xlink:href="#Diapo 2">Why ?</text:a></text:span><text:span text:style-name="T6"> &gt; </text:span><text:span text:style-name="T6"><text:a xlink:href="#Diapo 3">How to test it ?</text:a></text:span><text:span text:style-name="T10">&gt; </text:span><text:span text:style-name="T10"><text:a xlink:href="#Diapo 4">What is your OS ?</text:a></text:span><text:span text:style-name="T11"><text:line-break/></text:span><text:span text:style-name="T12">Linux</text:span><text:span text:style-name="T2"><text:line-break/></text:span><text:span text:style-name="T7">Here is your reciepe !</text:span></text:p>
          </draw:text-box>
        </draw:frame>
        <draw:frame presentation:style-name="pr4" draw:text-style-name="P3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>(there will be nice graphics)</text:p>
              </text:list-item>
              <text:list-item>
                <text:p>(end of the test, Thank You!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text-style-name="P1" draw:layer="layout" svg:width="25.199cm" svg:height="3.993cm" svg:x="1.4cm" svg:y="0.594cm" presentation:class="title" presentation:user-transformed="true">
          <draw:text-box>
            <text:p><text:span text:style-name="T6"><text:a xlink:href="#Diapo 1">Welcome</text:a></text:span><text:span text:style-name="T6"> &gt; </text:span><text:span text:style-name="T6"><text:a xlink:href="#Diapo 2">Why ?</text:a></text:span><text:span text:style-name="T6"> &gt; </text:span><text:span text:style-name="T6"><text:a xlink:href="#Diapo 3">How to test it ?</text:a></text:span><text:span text:style-name="T6"> </text:span><text:span text:style-name="T10">&gt; </text:span><text:span text:style-name="T11"><text:line-break/></text:span><text:span text:style-name="T12">Virtual Machine</text:span><text:span text:style-name="T2"><text:line-break/></text:span><text:span text:style-name="T7">Here is your reciepe !</text:span></text:p>
          </draw:text-box>
        </draw:frame>
        <draw:frame presentation:style-name="pr4" draw:text-style-name="P3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>(there will be nice graphics)</text:p>
              </text:list-item>
              <text:list-item>
                <text:p>(end of the test, Thank You!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text-style-name="P1" draw:layer="layout" svg:width="25.199cm" svg:height="3.905cm" svg:x="1.4cm" svg:y="0.638cm" presentation:class="title" presentation:user-transformed="true">
          <draw:text-box>
            <text:p><text:span text:style-name="T2">Somewhere is the website</text:span><text:span text:style-name="T2"><text:line-break/></text:span><text:span text:style-name="T2">Presentation section</text:span></text:p>
          </draw:text-box>
        </draw:frame>
        <draw:frame presentation:style-name="pr4" draw:text-style-name="P3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>(there will be nice graphics)</text:p>
              </text:list-item>
              <text:list-item>
                <text:p>(end of the test, Thank You!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text-style-name="P1" draw:layer="layout" svg:width="25.199cm" svg:height="4.878cm" svg:x="1.4cm" svg:y="0.152cm" presentation:class="title" presentation:user-transformed="true">
          <draw:text-box>
            <text:p><text:span text:style-name="T6"><text:a xlink:href="#Diapo 1">Welcome</text:a></text:span><text:span text:style-name="T6"> &gt; </text:span><text:span text:style-name="T6"><text:a xlink:href="#Diapo 2">Why ?</text:a></text:span><text:span text:style-name="T6"> &gt; </text:span><text:span text:style-name="T11"><text:line-break/></text:span><text:span text:style-name="T11">You «need» it</text:span><text:span text:style-name="T11"><text:line-break/></text:span><text:span text:style-name="T12">More secure insallation instructions </text:span></text:p>
          </draw:text-box>
        </draw:frame>
        <draw:frame presentation:style-name="pr4" draw:text-style-name="P3" draw:layer="layout" svg:width="24.639cm" svg:height="10.693cm" svg:x="1.4cm" svg:y="6.4cm" presentation:class="outline" presentation:user-transformed="true">
          <draw:text-box>
            <text:list text:style-name="L2">
              <text:list-item>
                <text:p><text:a xlink:href="#Diapo 11">You know someone you trust that as a Tails usb key.</text:a> You can install your Tails from his Tails.<text:line-break/></text:p>
              </text:list-item>
              <text:list-item>
                <text:p><text:a xlink:href="#Diapo 12">You or someone you trust use Debian</text:a> and can follow some easy command-line instructions.<text:line-break/></text:p>
              </text:list-item>
              <text:list-item>
                <text:p><text:a xlink:href="##">Maybe you need some extra help.</text:a><text:line-break/></text:p>
                <text:p><text:span text:style-name="T8"><text:a xlink:href="#Diapo 16"> Normal installation is stil OK</text:a></text:span><text:span text:style-name="T8">. (except if you are using windows, please considere to find an other way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6"><text:a xlink:href="#Diapo 1">Welcome</text:a></text:span><text:span text:style-name="T6"> &gt; </text:span><text:span text:style-name="T6"><text:a xlink:href="#Diapo 2">Why ?</text:a></text:span><text:span text:style-name="T6"> &gt; </text:span><text:span text:style-name="T6"><text:a xlink:href="#Diapo 10">Stronger</text:a></text:span><text:span text:style-name="T6"> &gt;</text:span><text:span text:style-name="T11"><text:line-break/></text:span><text:span text:style-name="T12">Installation from a friend's Tails</text:span>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>(there will be nice graphics)</text:p>
              </text:list-item>
              <text:list-item>
                <text:p>(end of the test, Thank You!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993cm" svg:x="1.4cm" svg:y="0.593cm" presentation:class="title" presentation:user-transformed="true">
          <draw:text-box>
            <text:p><text:span text:style-name="T6"><text:a xlink:href="#Diapo 1">Welcome</text:a></text:span><text:span text:style-name="T6"> &gt; </text:span><text:span text:style-name="T6"><text:a xlink:href="#Diapo 2">Why ?</text:a></text:span><text:span text:style-name="T6"> &gt; </text:span><text:span text:style-name="T6"><text:a xlink:href="#Diapo 10">Stronger</text:a></text:span><text:span text:style-name="T6"> &gt;</text:span><text:span text:style-name="T11"><text:line-break/></text:span><text:span text:style-name="T12">USB or DVD ?</text:span><text:span text:style-name="T12"><text:line-break/></text:span><text:span text:style-name="T13">Tails can be on a DVD or on a USB stick</text:span></text:p>
          </draw:text-box>
        </draw:frame>
        <draw:frame presentation:style-name="pr4" draw:layer="layout" svg:width="24.639cm" svg:height="15.48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f you think you can be personnaly targeted, <text:a xlink:href="#Diapo 13">DVD may be on option</text:a>, as far the medium is not writable.</text:p>
                <text:p/>
              </text:list-item>
              <text:list-item>
                <text:p>Otherwise,<text:a xlink:href="#Diapo 14"> USB as a lot of advantages</text:a></text:p>
                <text:list>
                  <text:list-item>
                    <text:p>Fast</text:p>
                  </text:list-item>
                  <text:list-item>
                    <text:p>Auto-updates every 6 weeks</text:p>
                  </text:list-item>
                  <text:list-item>
                    <text:p>Store files and preferences on dedicated encrypted space on your USB stick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993cm" svg:x="1.4cm" svg:y="0.593cm" presentation:class="title" presentation:user-transformed="true">
          <draw:text-box>
            <text:p><text:span text:style-name="T6"><text:a xlink:href="#Diapo 1">Welcome</text:a></text:span><text:span text:style-name="T6"> &gt; </text:span><text:span text:style-name="T6"><text:a xlink:href="#Diapo 2">Why ?</text:a></text:span><text:span text:style-name="T6"> &gt; </text:span><text:span text:style-name="T6"><text:a xlink:href="#Diapo 10">Stronger</text:a></text:span><text:span text:style-name="T6"> &gt; </text:span><text:span text:style-name="T6"><text:a xlink:href="#Diapo 12">USB or DVD</text:a></text:span><text:span text:style-name="T11"><text:line-break/></text:span><text:span text:style-name="T12">Debian, with command-line and DVD</text:span><text:span text:style-name="T12"><text:line-break/></text:span><text:span text:style-name="T13">Here is your reciepe !</text:span></text:p>
          </draw:text-box>
        </draw:frame>
        <draw:frame presentation:style-name="pr4" draw:layer="layout" svg:width="24.639cm" svg:height="15.4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>(there will be nice graphics)</text:p>
              </text:list-item>
              <text:list-item>
                <text:p>(end of the test, Thank You!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layer="layout" svg:width="25.199cm" svg:height="3.993cm" svg:x="1.4cm" svg:y="0.593cm" presentation:class="title" presentation:user-transformed="true">
          <draw:text-box>
            <text:p><text:span text:style-name="T6"><text:a xlink:href="#Diapo 1">Welcome</text:a></text:span><text:span text:style-name="T6"> &gt; </text:span><text:span text:style-name="T6"><text:a xlink:href="#Diapo 2">Why ?</text:a></text:span><text:span text:style-name="T6"> &gt; </text:span><text:span text:style-name="T6"><text:a xlink:href="#Diapo 10">Stronger</text:a></text:span><text:span text:style-name="T6"> &gt; </text:span><text:span text:style-name="T6"><text:a xlink:href="#Diapo 12">USB or DVD</text:a></text:span><text:span text:style-name="T11"><text:line-break/></text:span><text:span text:style-name="T12">Debian, with command-line and USB</text:span><text:span text:style-name="T12"><text:line-break/></text:span><text:span text:style-name="T13">Here is your reciepe !</text:span></text:p>
          </draw:text-box>
        </draw:frame>
        <draw:frame presentation:style-name="pr4" draw:layer="layout" svg:width="24.639cm" svg:height="15.4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>(there will be nice graphics)</text:p>
              </text:list-item>
              <text:list-item>
                <text:p>(end of the test, Thank You!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text-style-name="P1" draw:layer="layout" svg:width="25.199cm" svg:height="4.433cm" svg:x="1.4cm" svg:y="0.374cm" presentation:class="title" presentation:user-transformed="true">
          <draw:text-box>
            <text:p><text:span text:style-name="T6"><text:a xlink:href="#Diapo 1">Welcome</text:a></text:span><text:span text:style-name="T6"> &gt; </text:span><text:span text:style-name="T6"><text:a xlink:href="#Diapo 2">Why ?</text:a></text:span><text:span text:style-name="T6"> &gt; </text:span><text:span text:style-name="T11"><text:line-break/></text:span><text:span text:style-name="T10">You just want use it</text:span><text:span text:style-name="T11"><text:line-break/></text:span><text:span text:style-name="T11">Do you have a friend that is </text:span><text:span text:style-name="T12">Tails'user ?</text:span></text:p>
          </draw:text-box>
        </draw:frame>
        <draw:frame presentation:style-name="pr4" draw:text-style-name="P3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Yes, I know a Tails user<text:a xlink:href="#Diapo 23">You can install your Tails with his Tails</text:a>.</text:p>
                <text:p/>
              </text:list-item>
              <text:list-item>
                <text:p>Otherwise,<text:a xlink:href="#Diapo 16"> let's start from your computer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text-style-name="P1" draw:layer="layout" svg:width="25.199cm" svg:height="3.993cm" svg:x="1.4cm" svg:y="0.594cm" presentation:class="title" presentation:user-transformed="true">
          <draw:text-box>
            <text:p><text:span text:style-name="T6"><text:a xlink:href="#Diapo 1">Welcome</text:a></text:span><text:span text:style-name="T6"> &gt; </text:span><text:span text:style-name="T6"><text:a xlink:href="#Diapo 2">Why ?</text:a></text:span><text:span text:style-name="T6"> &gt; </text:span><text:span text:style-name="T6"><text:a xlink:href="#Diapo 15">Tails's friend ?</text:a></text:span><text:span text:style-name="T6"> </text:span><text:span text:style-name="T11"><text:line-break/></text:span><text:span text:style-name="T12">What is your OS on your computer ?</text:span><text:span text:style-name="T12"><text:line-break/></text:span><text:span text:style-name="T13">Let's see what your current OS</text:span></text:p>
          </draw:text-box>
        </draw:frame>
        <draw:frame presentation:style-name="pr4" draw:text-style-name="P3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<text:a xlink:href="#Diapo 20">I run a Mac</text:a></text:p>
              </text:list-item>
              <text:list-item>
                <text:p><text:a xlink:href="#Diapo 17">I run a Windows</text:a></text:p>
              </text:list-item>
              <text:list-item>
                <text:p><text:a xlink:href="#Diapo 19">I run a Debian</text:a></text:p>
              </text:list-item>
              <text:list-item>
                <text:p><text:a xlink:href="#Diapo 18">I run an other Linux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1" draw:layer="layout" svg:width="25.199cm" svg:height="3.993cm" svg:x="1.4cm" svg:y="0.593cm" presentation:class="title" presentation:user-transformed="true">
          <draw:text-box>
            <text:p><text:span text:style-name="T6"><text:a xlink:href="#Diapo 1">Welcome</text:a></text:span><text:span text:style-name="T6"> &gt; </text:span><text:span text:style-name="T6"><text:a xlink:href="#Diapo 2">Why ?</text:a></text:span><text:span text:style-name="T6"> &gt; </text:span><text:span text:style-name="T6"><text:a xlink:href="#Diapo 15">Tails' friend ?</text:a></text:span><text:span text:style-name="T6"> &gt; </text:span><text:span text:style-name="T6"><text:a xlink:href="#Diapo 16">OS ?</text:a></text:span><text:span text:style-name="T6"> &gt;</text:span><text:span text:style-name="T11"><text:line-break/></text:span><text:span text:style-name="T12">Windows</text:span><text:span text:style-name="T12"><text:line-break/></text:span><text:span text:style-name="T13">Here is your reciepe !</text:span></text:p>
          </draw:text-box>
        </draw:frame>
        <draw:frame presentation:style-name="pr4" draw:layer="layout" svg:width="24.639cm" svg:height="15.4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>(there will be nice graphics)</text:p>
              </text:list-item>
              <text:list-item>
                <text:p>(end of the test, Thank You!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1" draw:layer="layout" svg:width="25.199cm" svg:height="3.993cm" svg:x="1.4cm" svg:y="0.593cm" presentation:class="title" presentation:user-transformed="true">
          <draw:text-box>
            <text:p><text:span text:style-name="T6"><text:a xlink:href="#Diapo 1">Welcome</text:a></text:span><text:span text:style-name="T6"> &gt; </text:span><text:span text:style-name="T6"><text:a xlink:href="#Diapo 2">Why ?</text:a></text:span><text:span text:style-name="T6"> &gt; </text:span><text:span text:style-name="T6"><text:a xlink:href="#Diapo 15">Tails' friend ?</text:a></text:span><text:span text:style-name="T6"> &gt; </text:span><text:span text:style-name="T6"><text:a xlink:href="#Diapo 16">OS ?</text:a></text:span><text:span text:style-name="T6"> &gt;</text:span><text:span text:style-name="T11"><text:line-break/></text:span><text:span text:style-name="T12">Linux</text:span><text:span text:style-name="T12"><text:line-break/></text:span><text:span text:style-name="T13">Here is your reciepe !</text:span></text:p>
          </draw:text-box>
        </draw:frame>
        <draw:frame presentation:style-name="pr4" draw:layer="layout" svg:width="24.639cm" svg:height="15.4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>(there will be nice graphics)</text:p>
              </text:list-item>
              <text:list-item>
                <text:p>(end of the test, Thank You!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1" draw:layer="layout" svg:width="25.199cm" svg:height="3.993cm" svg:x="1.4cm" svg:y="0.593cm" presentation:class="title" presentation:user-transformed="true">
          <draw:text-box>
            <text:p><text:span text:style-name="T6"><text:a xlink:href="#Diapo 1">Welcome</text:a></text:span><text:span text:style-name="T6"> &gt; </text:span><text:span text:style-name="T6"><text:a xlink:href="#Diapo 2">Why ?</text:a></text:span><text:span text:style-name="T6"> &gt; </text:span><text:span text:style-name="T6"><text:a xlink:href="#Diapo 15">Tails' friend ?</text:a></text:span><text:span text:style-name="T6"> &gt; </text:span><text:span text:style-name="T6"><text:a xlink:href="#Diapo 16">OS ?</text:a></text:span><text:span text:style-name="T6"> &gt;</text:span><text:span text:style-name="T11"><text:line-break/></text:span><text:span text:style-name="T12">Debian</text:span><text:span text:style-name="T12"><text:line-break/></text:span><text:span text:style-name="T13">Here is your reciepe !</text:span></text:p>
          </draw:text-box>
        </draw:frame>
        <draw:frame presentation:style-name="pr4" draw:layer="layout" svg:width="24.639cm" svg:height="15.486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(there will be nice graphics)</text:p>
              </text:list-item>
              <text:list-item>
                <text:p>+ you may <text:a xlink:href="#Diapo 13">try the command-line option</text:a>. It's not so difficult and it's safer.</text:p>
              </text:list-item>
              <text:list-item>
                <text:p>(end of the test, Thank You!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6"><text:a xlink:href="#Diapo 1">Welcome</text:a></text:span><text:span text:style-name="T6"> &gt; </text:span><text:span text:style-name="T6"><text:a xlink:href="#Diapo 2">Why ?</text:a></text:span><text:span text:style-name="T6"> &gt; </text:span><text:span text:style-name="T6"><text:a xlink:href="#Diapo 15">Tails' friend ?</text:a></text:span><text:span text:style-name="T6"> &gt; </text:span><text:span text:style-name="T6"><text:a xlink:href="#Diapo 16">OS ?</text:a></text:span><text:span text:style-name="T6"> &gt;</text:span><text:span text:style-name="T11"><text:line-break/></text:span><text:span text:style-name="T12">Witch Mac ?</text:span></text:p>
          </draw:text-box>
        </draw:frame>
        <draw:frame presentation:style-name="pr4" draw:text-style-name="P5" draw:layer="layout" svg:width="24.639cm" svg:height="15.486cm" svg:x="1.4cm" svg:y="4.914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14">Have a look to the following list, you'll know how you can run on your mac.</text:span></text:p>
                <text:p><text:span text:style-name="T8"/></text:p>
              </text:list-header>
              <text:list-item>
                <text:p><text:span text:style-name="T15">Model <text:s text:c="21"/>| comment <text:s text:c="20"/>| boot on</text:span></text:p>
              </text:list-item>
              <text:list-item>
                <text:p><text:span text:style-name="T16">Macbook air 2012 <text:s text:c="3"/>| you need 1 adaptator <text:s text:c="3"/>I </text:span><text:span text:style-name="T16"><text:a xlink:href="#Diapo 21">USB</text:a></text:span></text:p>
              </text:list-item>
              <text:list-item>
                <text:p><text:span text:style-name="T16">Macbook Pro 2014 <text:s/>| <text:s/>not working <text:s text:c="18"/>| nothing <text:s text:c="5"/></text:span></text:p>
              </text:list-item>
              <text:list-item>
                <text:p><text:span text:style-name="T16">Macbook Pro 2011 <text:s/>| ok <text:s text:c="33"/>| </text:span><text:span text:style-name="T16"><text:a xlink:href="#Diapo 22">DVD</text:a></text:span><text:span text:style-name="T16"> <text:s text:c="2"/></text:span><text:span text:style-name="T17"><text:s text:c="3"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1" draw:layer="layout" svg:width="25.199cm" svg:height="3.993cm" svg:x="1.4cm" svg:y="0.593cm" presentation:class="title" presentation:user-transformed="true">
          <draw:text-box>
            <text:p><text:span text:style-name="T6"><text:a xlink:href="#Diapo 1">Welcome</text:a></text:span><text:span text:style-name="T6"> &gt; </text:span><text:span text:style-name="T6"><text:a xlink:href="#Diapo 2">Why ?</text:a></text:span><text:span text:style-name="T6"> &gt; </text:span><text:span text:style-name="T6"><text:a xlink:href="#Diapo 15">Tails' friend ?</text:a></text:span><text:span text:style-name="T6"> &gt; </text:span><text:span text:style-name="T6"><text:a xlink:href="#Diapo 16">OS ?</text:a></text:span><text:span text:style-name="T6"> &gt; </text:span><text:span text:style-name="T6"><text:a xlink:href="#Diapo 20">Witch Mac ?</text:a></text:span><text:span text:style-name="T6"> &gt;</text:span><text:span text:style-name="T11"><text:line-break/></text:span><text:span text:style-name="T12">Mac</text:span><text:span text:style-name="T12"><text:line-break/></text:span><text:span text:style-name="T13">Here is your reciepe !</text:span></text:p>
          </draw:text-box>
        </draw:frame>
        <draw:frame presentation:style-name="pr4" draw:layer="layout" svg:width="24.639cm" svg:height="15.486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(there will be nice graphics)</text:p>
              </text:list-item>
              <text:list-item>
                <text:p>(end of the test, Thank You!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1" draw:layer="layout" svg:width="25.199cm" svg:height="3.993cm" svg:x="1.4cm" svg:y="0.593cm" presentation:class="title" presentation:user-transformed="true">
          <draw:text-box>
            <text:p><text:span text:style-name="T6"><text:a xlink:href="#Diapo 1">Welcome</text:a></text:span><text:span text:style-name="T6"> &gt; </text:span><text:span text:style-name="T6"><text:a xlink:href="#Diapo 2">Why ?</text:a></text:span><text:span text:style-name="T6"> &gt; </text:span><text:span text:style-name="T6"><text:a xlink:href="#Diapo 15">Tails' friend ?</text:a></text:span><text:span text:style-name="T6"> &gt; </text:span><text:span text:style-name="T6"><text:a xlink:href="#Diapo 16">OS ?</text:a></text:span><text:span text:style-name="T6"> &gt; </text:span><text:span text:style-name="T6"><text:a xlink:href="#Diapo 20">Witch Mac ?</text:a></text:span><text:span text:style-name="T6"> &gt;</text:span><text:span text:style-name="T11"><text:line-break/></text:span><text:span text:style-name="T12">Mac via DVD</text:span><text:span text:style-name="T12"><text:line-break/></text:span><text:span text:style-name="T13">Here is your reciepe !</text:span></text:p>
          </draw:text-box>
        </draw:frame>
        <draw:frame presentation:style-name="pr4" draw:layer="layout" svg:width="24.639cm" svg:height="15.486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(there will be nice graphics)</text:p>
              </text:list-item>
              <text:list-item>
                <text:p>(end of the test, Thank You!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6"><text:a xlink:href="#Diapo 1">Welcome</text:a></text:span><text:span text:style-name="T6"> &gt; </text:span><text:span text:style-name="T6"><text:a xlink:href="#Diapo 2">Why ?</text:a></text:span><text:span text:style-name="T6"> &gt; </text:span><text:span text:style-name="T6"><text:a xlink:href="#Diapo 15">Tails's friend ?</text:a></text:span><text:span text:style-name="T6"> &gt;</text:span><text:span text:style-name="T11"><text:line-break/></text:span><text:span text:style-name="T12">Installation from a friend's Tails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>(there will be nice graphics)</text:p>
              </text:list-item>
              <text:list-item>
                <text:p>(end of the test, Thank You!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oi </meta:initial-creator>
    <meta:creation-date>2015-03-24T22:52:44</meta:creation-date>
    <dc:date>2015-03-25T16:36:11</dc:date>
    <dc:creator>moi </dc:creator>
    <meta:editing-duration>PT16H25M3S</meta:editing-duration>
    <meta:editing-cycles>36</meta:editing-cycles>
    <meta:generator>LibreOffice/3.5$Linux_X86_64 LibreOffice_project/350m1$Build-2</meta:generator>
    <meta:document-statistic meta:object-count="113"/>
  </office:meta>
</office:document-meta>
</file>